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1.75cm" fo:min-width="17cm"/>
    </style:style>
    <style:style style:name="gr2" style:family="graphic" style:parent-style-name="standard">
      <style:graphic-properties svg:stroke-color="#224b12" draw:fill-color="#77bc65" draw:textarea-horizontal-align="justify" draw:textarea-vertical-align="middle" draw:auto-grow-height="false" fo:min-height="1.75cm" fo:min-width="6cm"/>
      <style:paragraph-properties style:writing-mode="lr-tb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0.75cm" fo:min-width="4.75cm"/>
      <style:paragraph-properties style:writing-mode="lr-tb"/>
    </style:style>
    <style:style style:name="gr4" style:family="graphic" style:parent-style-name="standard">
      <style:graphic-properties svg:stroke-color="#000000" draw:fill-color="#999999" draw:textarea-horizontal-align="justify" draw:textarea-vertical-align="middle" draw:auto-grow-height="false" fo:min-height="0.75cm" fo:min-width="3.25cm"/>
      <style:paragraph-properties style:writing-mode="lr-tb"/>
    </style:style>
    <style:style style:name="gr5" style:family="graphic" style:parent-style-name="standard">
      <style:graphic-properties svg:stroke-color="#bf0041" draw:fill-color="#ff972f" draw:textarea-horizontal-align="justify" draw:textarea-vertical-align="middle" draw:auto-grow-height="false" fo:min-height="0.75cm" fo:min-width="3cm"/>
      <style:paragraph-properties style:writing-mode="lr-tb"/>
    </style:style>
    <style:style style:name="gr6" style:family="graphic" style:parent-style-name="standard">
      <style:graphic-properties svg:stroke-color="#729fcf" draw:fill-color="#729fcf" draw:textarea-horizontal-align="justify" draw:textarea-vertical-align="middle" draw:auto-grow-height="false" fo:min-height="0.857cm" fo:min-width="0.882cm" fo:wrap-option="wrap"/>
      <style:paragraph-properties style:writing-mode="lr-tb"/>
    </style:style>
    <style:style style:name="gr7" style:family="graphic" style:parent-style-name="standard">
      <style:graphic-properties svg:stroke-color="#729fcf" draw:fill-color="#729fcf" draw:textarea-vertical-align="middle" draw:auto-grow-height="false" fo:min-height="0.976cm" fo:min-width="0.573cm" fo:wrap-option="wrap"/>
    </style:style>
    <style:style style:name="gr8" style:family="graphic" style:parent-style-name="standard">
      <style:graphic-properties svg:stroke-color="#ff972f" draw:fill-color="#ff972f" draw:textarea-horizontal-align="justify" draw:textarea-vertical-align="middle" draw:auto-grow-height="false" fo:min-height="0.857cm" fo:min-width="0.882cm" fo:wrap-option="wrap"/>
      <style:paragraph-properties style:writing-mode="lr-tb"/>
    </style:style>
    <style:style style:name="gr9" style:family="graphic" style:parent-style-name="standard">
      <style:graphic-properties svg:stroke-color="#ff972f" draw:fill-color="#ff972f" draw:textarea-vertical-align="middle" draw:auto-grow-height="false" fo:min-height="0.976cm" fo:min-width="0.573cm" fo:wrap-option="wrap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2.375cm" fo:min-width="0cm"/>
    </style:style>
    <style:style style:name="gr1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2" style:family="graphic" style:parent-style-name="standard">
      <style:graphic-properties svg:stroke-color="#bf0041" draw:fill-color="#ff972f" draw:textarea-horizontal-align="justify" draw:textarea-vertical-align="middle" draw:auto-grow-height="false" fo:min-height="2.375cm" fo:min-width="0cm"/>
      <style:paragraph-properties style:writing-mode="lr-tb"/>
    </style:style>
    <style:style style:name="gr13" style:family="graphic" style:parent-style-name="standard">
      <style:graphic-properties svg:stroke-color="#2a6099" draw:fill-color="#729fcf" draw:textarea-horizontal-align="justify" draw:textarea-vertical-align="middle" draw:auto-grow-height="false" fo:min-height="0.75cm" fo:min-width="8.25cm"/>
      <style:paragraph-properties style:writing-mode="lr-tb"/>
    </style:style>
    <style:style style:name="gr14" style:family="graphic" style:parent-style-name="standard">
      <style:graphic-properties svg:stroke-color="#bf0041" draw:fill-color="#ff972f" draw:textarea-horizontal-align="justify" draw:textarea-vertical-align="middle" draw:auto-grow-height="false" fo:min-height="0.75cm" fo:min-width="8.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6" style:family="graphic" style:parent-style-name="standard">
      <style:graphic-properties svg:stroke-color="#2a6099" draw:fill-color="#729fcf" draw:textarea-vertical-align="middle" draw:auto-grow-height="false" fo:min-height="3cm" fo:min-width="3cm" fo:wrap-option="wrap"/>
    </style:style>
    <style:style style:name="gr17" style:family="graphic" style:parent-style-name="standard">
      <style:graphic-properties draw:stroke="none" svg:stroke-color="#000000" draw:fill="none" draw:fill-color="#ffffff" fo:min-height="1.319cm"/>
      <style:paragraph-properties style:writing-mode="lr-tb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9.3cm" fo:min-width="16.5cm"/>
    </style:style>
    <style:style style:name="gr19" style:family="graphic" style:parent-style-name="standard">
      <style:graphic-properties svg:stroke-color="#000000" draw:fill-color="#808080" draw:textarea-horizontal-align="justify" draw:textarea-vertical-align="middle" draw:auto-grow-height="false" fo:min-height="3.243cm" fo:min-width="0cm"/>
    </style:style>
    <style:style style:name="gr20" style:family="graphic" style:parent-style-name="standard">
      <style:graphic-properties svg:stroke-color="#2a6099" draw:fill-color="#729fcf" draw:textarea-horizontal-align="justify" draw:textarea-vertical-align="middle" draw:auto-grow-height="false" fo:min-height="2.25cm" fo:min-width="4.5cm"/>
      <style:paragraph-properties style:writing-mode="lr-tb"/>
    </style:style>
    <style:style style:name="gr21" style:family="graphic" style:parent-style-name="standard">
      <style:graphic-properties svg:stroke-color="#bf0041" draw:fill-color="#ff972f" draw:textarea-horizontal-align="justify" draw:textarea-vertical-align="middle" draw:auto-grow-height="false" fo:min-height="2.25cm" fo:min-width="4.5cm"/>
      <style:paragraph-properties style:writing-mode="lr-tb"/>
    </style:style>
    <style:style style:name="gr22" style:family="graphic" style:parent-style-name="standard">
      <style:graphic-properties svg:stroke-color="#000000" draw:fill-color="#808080" draw:textarea-vertical-align="middle" draw:auto-grow-height="false" fo:min-height="2.251cm" fo:min-width="2.001cm" fo:wrap-option="wrap"/>
    </style:style>
    <style:style style:name="gr23" style:family="graphic" style:parent-style-name="standard">
      <style:graphic-properties svg:stroke-color="#bf0041" draw:fill-color="#ff972f" draw:textarea-horizontal-align="justify" draw:textarea-vertical-align="middle" draw:auto-grow-height="false" fo:min-height="0.844cm" fo:min-width="0cm"/>
      <style:paragraph-properties style:writing-mode="lr-tb"/>
    </style:style>
    <style:style style:name="gr24" style:family="graphic" style:parent-style-name="standard">
      <style:graphic-properties svg:stroke-color="#2a6099" draw:fill-color="#729fcf" draw:textarea-horizontal-align="justify" draw:textarea-vertical-align="middle" draw:auto-grow-height="false" fo:min-height="0.844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-color="#ff972f"/>
      <style:paragraph-properties fo:text-align="center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-color="#729fcf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style:paragraph-properties fo:margin-left="0cm" fo:margin-right="0cm" fo:text-align="center" fo:text-indent="0cm"/>
      <style:text-properties fo:font-size="6pt" style:font-size-asian="6pt" style:font-size-complex="6pt"/>
    </style:style>
    <style:style style:name="P10" style:family="paragraph">
      <loext:graphic-properties draw:fill-color="#ff972f"/>
      <style:paragraph-properties fo:margin-left="0cm" fo:margin-right="0cm" fo:text-align="center" fo:text-indent="0cm"/>
      <style:text-properties fo:font-size="6pt" style:font-size-asian="6pt" style:font-size-complex="6pt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style:text-properties fo:font-size="12pt"/>
    </style:style>
    <style:style style:name="P13" style:family="paragraph">
      <loext:graphic-properties draw:fill="none" draw:fill-color="#ffffff"/>
      <style:text-properties fo:font-size="12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cm" svg:height="12cm" svg:x="2.072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5cm" svg:height="2cm" svg:x="3.25cm" svg:y="8cm">
          <text:p text:style-name="P2">near-teller.alice.ne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25cm" svg:height="1cm" svg:x="13.5cm" svg:y="3.75cm">
          <text:p text:style-name="P2">bob.poolv1.nea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75cm" svg:height="1cm" svg:x="2.75cm" svg:y="3.75cm">
          <text:p text:style-name="P2">donor.nea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cm" svg:height="1cm" svg:x="9.75cm" svg:y="3.75cm">
          <text:p text:style-name="P2">alice.near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7" draw:layer="layout" svg:width="1.5cm" svg:height="1.225cm" svg:x="10.25cm" svg:y="10.775cm">
            <text:p text:style-name="P6"><text:span text:style-name="T1">Full Acce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8" draw:layer="layout" svg:width="1.072cm" svg:height="1.225cm" svg:x="10.464cm" svg:y="10.25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8" draw:text-style-name="P10" draw:layer="layout" svg:width="1.5cm" svg:height="1.225cm" svg:x="8cm" svg:y="6.025cm">
            <text:p text:style-name="P9"><text:span text:style-name="T1">Function Access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5" draw:layer="layout" svg:width="1.072cm" svg:height="1.225cm" svg:x="8.214cm" svg:y="5.5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custom-shape draw:style-name="gr10" draw:text-style-name="P11" draw:layer="layout" svg:width="0.75cm" svg:height="3cm" svg:x="4.25cm" svg:y="4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draw:layer="layout" svg:width="2.5cm" svg:height="0.75cm" svg:x="4.75cm" svg:y="5cm">
          <draw:text-box>
            <text:p text:style-name="P12">transfer Ⓝ</text:p>
          </draw:text-box>
        </draw:frame>
        <draw:custom-shape draw:style-name="gr12" draw:text-style-name="P5" draw:layer="layout" svg:width="0.75cm" svg:height="3cm" svg:x="10.25cm" svg:y="5cm">
          <text:p/>
          <draw:enhanced-geometry svg:viewBox="0 0 21600 21600" draw:text-areas="?f0 0 ?f2 ?f5" draw:mirror-horizontal="false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draw:layer="layout" svg:width="1.25cm" svg:height="0.75cm" svg:x="10.75cm" svg:y="7cm">
          <draw:text-box>
            <text:p text:style-name="P12">pay</text:p>
          </draw:text-box>
        </draw:frame>
        <draw:custom-shape draw:style-name="gr13" draw:text-style-name="P8" draw:layer="layout" svg:width="8.75cm" svg:height="1cm" svg:x="9.75cm" svg:y="9cm">
          <text:p text:style-name="P2">cold balance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8.75cm" svg:height="1cm" svg:x="9.75cm" svg:y="8cm">
          <text:p text:style-name="P2">hot balance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75cm" svg:height="3cm" svg:x="13.8cm" svg:y="5cm">
          <text:p/>
          <draw:enhanced-geometry svg:viewBox="0 0 21600 21600" draw:text-areas="?f0 0 ?f2 ?f5" draw:mirror-horizontal="false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draw:layer="layout" svg:width="1.75cm" svg:height="0.75cm" svg:x="14.3cm" svg:y="6.5cm">
          <draw:text-box>
            <text:p text:style-name="P12">stake</text:p>
          </draw:text-box>
        </draw:frame>
        <draw:frame draw:style-name="gr15" draw:text-style-name="P13" draw:layer="layout" svg:width="2cm" svg:height="1.199cm" svg:x="14.3cm" svg:y="7.051cm">
          <draw:text-box>
            <text:p text:style-name="P12">unstake</text:p>
          </draw:text-box>
        </draw:frame>
        <draw:custom-shape draw:style-name="gr12" draw:text-style-name="P5" draw:layer="layout" svg:width="0.517cm" svg:height="3cm" svg:x="16.3cm" svg:y="5cm">
          <text:p/>
          <draw:enhanced-geometry svg:viewBox="0 0 21600 21600" draw:text-areas="?f0 0 ?f2 ?f5" draw:mirror-horizontal="false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5" draw:layer="layout" svg:width="0.517cm" svg:height="3cm" svg:x="16.783cm" svg:y="5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3" draw:layer="layout" svg:width="2.25cm" svg:height="1.199cm" svg:x="17.2cm" svg:y="7.051cm">
          <draw:text-box>
            <text:p text:style-name="P12">withdraw</text:p>
          </draw:text-box>
        </draw:frame>
        <draw:custom-shape draw:style-name="gr16" draw:text-style-name="P8" draw:layer="layout" svg:width="3.5cm" svg:height="3.25cm" svg:x="12.35cm" svg:y="10cm">
          <text:p/>
          <draw:enhanced-geometry svg:viewBox="0 0 144 122" draw:mirror-vertical="true" draw:mirror-horizontal="fals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17" draw:text-style-name="P13" draw:layer="layout" svg:width="4.25cm" svg:height="1.569cm" svg:x="14.4cm" svg:y="10.181cm">
          <draw:text-box>
            <text:p text:style-name="P12">any normal<text:line-break/>NEAR transaction</text:p>
          </draw:text-box>
        </draw:frame>
      </draw:page>
      <draw:page draw:name="page2" draw:style-name="dp1" draw:master-page-name="Default">
        <draw:custom-shape draw:style-name="gr18" draw:text-style-name="P1" draw:layer="layout" svg:width="17cm" svg:height="9.55cm" svg:x="1.9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75cm" svg:height="1cm" svg:x="2.25cm" svg:y="13.5cm">
          <text:p text:style-name="P2">donor.near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75cm" svg:height="3.992cm" draw:transform="rotate (2.20976136595002) translate (6.546cm 14.2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draw:layer="layout" svg:width="2.5cm" svg:height="0.75cm" svg:x="6.75cm" svg:y="13.75cm">
          <draw:text-box>
            <text:p text:style-name="P12">transfer Ⓝ</text:p>
          </draw:text-box>
        </draw:frame>
        <draw:custom-shape draw:style-name="gr20" draw:text-style-name="P8" draw:layer="layout" svg:width="5cm" svg:height="2.5cm" svg:x="9.75cm" svg:y="9.5cm">
          <text:p text:style-name="P2">cold balance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5cm" svg:height="2.5cm" svg:x="9.75cm" svg:y="7cm">
          <text:p text:style-name="P2">hot balance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2.5cm" svg:height="2.5cm" draw:transform="rotate (1.5707963267949) translate (13.8cm 10.8cm)">
          <text:p/>
          <draw:enhanced-geometry svg:viewBox="0 0 21600 21600" draw:text-areas="0 0 21600 21600" draw:mirror-vertical="false" draw:mirror-horizontal="true" draw:type="circular-arrow" draw:modifiers="-172.264201369835 -23.2963439347104 5317.493007271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3" draw:layer="layout" svg:width="2.5cm" svg:height="1.793cm" svg:x="16.25cm" svg:y="8.65cm">
          <draw:text-box>
            <text:p text:style-name="P12"><text:span text:style-name="T2">X Ⓝ/sec</text:span></text:p>
            <text:p text:style-name="P12"><text:span text:style-name="T3"/></text:p>
            <text:p text:style-name="P12"><text:span text:style-name="T3">(X defined by user)</text:span></text:p>
          </draw:text-box>
        </draw:frame>
        <draw:custom-shape draw:style-name="gr23" draw:text-style-name="P5" draw:layer="layout" svg:width="0.75cm" svg:height="1.25cm" svg:x="11.95cm" svg:y="5.75cm">
          <text:p/>
          <draw:enhanced-geometry svg:viewBox="0 0 21600 21600" draw:text-areas="?f0 0 ?f2 ?f5" draw:mirror-horizontal="false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draw:layer="layout" svg:width="1.75cm" svg:height="0.75cm" svg:x="12.45cm" svg:y="6.15cm">
          <draw:text-box>
            <text:p text:style-name="P12">pay</text:p>
          </draw:text-box>
        </draw:frame>
        <draw:custom-shape draw:style-name="gr24" draw:text-style-name="P8" draw:layer="layout" svg:width="0.75cm" svg:height="1.25cm" svg:x="11.95cm" svg:y="1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draw:layer="layout" svg:width="1.75cm" svg:height="0.75cm" svg:x="12.45cm" svg:y="12.4cm">
          <draw:text-box>
            <text:p text:style-name="P12">stake</text:p>
          </draw:text-box>
        </draw:frame>
        <draw:custom-shape draw:style-name="gr22" draw:text-style-name="P11" draw:layer="layout" svg:width="2.5cm" svg:height="2.5cm" draw:transform="rotate (1.5707963267949) translate (8.22cm 10.702cm)">
          <text:p/>
          <draw:enhanced-geometry svg:viewBox="0 0 21600 21600" draw:text-areas="0 0 21600 21600" draw:mirror-vertical="true" draw:mirror-horizontal="false" draw:type="circular-arrow" draw:modifiers="-172.264201369835 -23.2963439347104 5317.493007271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3" draw:layer="layout" svg:width="1.75cm" svg:height="0.75cm" svg:x="7cm" svg:y="9cm">
          <draw:text-box>
            <text:p text:style-name="P12">lock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1T22:58:35.167691046</meta:creation-date>
    <dc:date>2022-12-11T23:46:47.747270915</dc:date>
    <meta:editing-duration>PT4M58S</meta:editing-duration>
    <meta:editing-cycles>3</meta:editing-cycles>
    <meta:generator>LibreOffice/7.3.6.2$Linux_X86_64 LibreOffice_project/30$Build-2</meta:generator>
    <meta:document-statistic meta:object-count="38"/>
  </office:meta>
</office:document-meta>
</file>